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uah, Ruah, Ruah /x3</text:span><text:span text:style-name="T1"><text:line-break/></text:span><text:span text:style-name="T1"><text:line-break/></text:span><text:span text:style-name="T1">Nie siłą, nie mocą naszą,</text:span><text:span text:style-name="T1"><text:line-break/></text:span><text:span text:style-name="T1">Lecz mocą</text:span><text:span text:style-name="T1"><text:line-break/></text:span><text:span text:style-name="T1">Ducha Świętego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Windows_x86 LibreOffice_project/4c82dcdd6efcd48b1d8bba66bfe1989deee49c3</meta:generator>
    <meta:creation-date>2007-03-04T08:37:32</meta:creation-date>
    <dc:creator>Ziomal Mistrz</dc:creator>
    <dc:date>2013-04-28T23:16:48.89</dc:date>
    <dc:language>pl-PL</dc:language>
    <meta:editing-cycles>5</meta:editing-cycles>
    <meta:editing-duration>PT28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